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e5a" officeooo:paragraph-rsid="000e5e5a"/>
    </style:style>
    <style:style style:name="P2" style:family="paragraph" style:parent-style-name="Standard">
      <style:text-properties style:text-line-through-style="none" style:text-line-through-type="none" officeooo:rsid="000e5e5a" officeooo:paragraph-rsid="000e5e5a"/>
    </style:style>
    <style:style style:name="P3" style:family="paragraph" style:parent-style-name="Standard">
      <style:text-properties style:text-line-through-style="none" style:text-line-through-type="none" officeooo:rsid="00161039" officeooo:paragraph-rsid="00161039"/>
    </style:style>
    <style:style style:name="P4" style:family="paragraph" style:parent-style-name="Standard">
      <style:text-properties style:text-line-through-style="none" style:text-line-through-type="none" officeooo:rsid="001d354a" officeooo:paragraph-rsid="001d354a"/>
    </style:style>
    <style:style style:name="P5" style:family="paragraph" style:parent-style-name="Standard">
      <style:text-properties style:text-line-through-style="none" style:text-line-through-type="none" officeooo:rsid="001f9bed" officeooo:paragraph-rsid="001f9bed"/>
    </style:style>
    <style:style style:name="P6" style:family="paragraph" style:parent-style-name="Standard">
      <style:text-properties style:text-line-through-style="none" style:text-line-through-type="none" officeooo:rsid="002197cd" officeooo:paragraph-rsid="002197cd"/>
    </style:style>
    <style:style style:name="P7" style:family="paragraph" style:parent-style-name="Standard">
      <style:text-properties style:text-line-through-style="none" style:text-line-through-type="none" officeooo:rsid="0022f6d8" officeooo:paragraph-rsid="0022f6d8"/>
    </style:style>
    <style:style style:name="P8" style:family="paragraph" style:parent-style-name="Standard">
      <style:text-properties style:text-line-through-style="none" style:text-line-through-type="none" officeooo:rsid="0024ee0c" officeooo:paragraph-rsid="0024ee0c"/>
    </style:style>
    <style:style style:name="P9" style:family="paragraph" style:parent-style-name="Standard">
      <style:text-properties style:text-line-through-style="none" style:text-line-through-type="none" officeooo:rsid="0024ff49" officeooo:paragraph-rsid="0024ff49"/>
    </style:style>
    <style:style style:name="P10" style:family="paragraph" style:parent-style-name="Standard">
      <style:text-properties style:text-line-through-style="none" style:text-line-through-type="none" officeooo:rsid="0025edbe" officeooo:paragraph-rsid="0025edbe"/>
    </style:style>
    <style:style style:name="P11" style:family="paragraph" style:parent-style-name="Standard">
      <style:text-properties style:text-line-through-style="none" style:text-line-through-type="none" officeooo:rsid="003d2b97" officeooo:paragraph-rsid="003d2b97"/>
    </style:style>
    <style:style style:name="P12" style:family="paragraph" style:parent-style-name="Standard">
      <style:text-properties style:text-line-through-style="none" style:text-line-through-type="none" officeooo:rsid="00508a6a" officeooo:paragraph-rsid="00508a6a"/>
    </style:style>
    <style:style style:name="P13" style:family="paragraph" style:parent-style-name="Standard" style:list-style-name="L1">
      <style:text-properties style:text-line-through-style="solid" style:text-line-through-type="single" officeooo:rsid="000e5e5a" officeooo:paragraph-rsid="000e5e5a"/>
    </style:style>
    <style:style style:name="P14" style:family="paragraph" style:parent-style-name="Standard" style:list-style-name="L2">
      <style:text-properties style:text-line-through-style="solid" style:text-line-through-type="single" officeooo:rsid="00161039" officeooo:paragraph-rsid="00161039"/>
    </style:style>
    <style:style style:name="P15" style:family="paragraph" style:parent-style-name="Standard" style:list-style-name="L2">
      <style:text-properties style:text-line-through-style="solid" style:text-line-through-type="single" officeooo:rsid="0017294b" officeooo:paragraph-rsid="0017294b"/>
    </style:style>
    <style:style style:name="P16" style:family="paragraph" style:parent-style-name="Standard" style:list-style-name="L3">
      <style:text-properties style:text-line-through-style="solid" style:text-line-through-type="single" officeooo:rsid="001d354a" officeooo:paragraph-rsid="001d354a"/>
    </style:style>
    <style:style style:name="P17" style:family="paragraph" style:parent-style-name="Standard" style:list-style-name="L4">
      <style:text-properties style:text-line-through-style="solid" style:text-line-through-type="single" officeooo:rsid="0025edbe" officeooo:paragraph-rsid="0025edbe"/>
    </style:style>
    <style:style style:name="P18" style:family="paragraph" style:parent-style-name="Standard" style:list-style-name="L4">
      <style:text-properties style:text-line-through-style="solid" style:text-line-through-type="single" officeooo:rsid="00270ddc" officeooo:paragraph-rsid="00270ddc"/>
    </style:style>
    <style:style style:name="P19" style:family="paragraph" style:parent-style-name="Standard" style:list-style-name="L4">
      <style:text-properties style:text-line-through-style="solid" style:text-line-through-type="single" officeooo:rsid="0028f02d" officeooo:paragraph-rsid="0028f02d"/>
    </style:style>
    <style:style style:name="P20" style:family="paragraph" style:parent-style-name="Standard" style:list-style-name="L4">
      <style:text-properties style:text-line-through-style="solid" style:text-line-through-type="single" officeooo:rsid="0044bb2b" officeooo:paragraph-rsid="0044bb2b"/>
    </style:style>
    <style:style style:name="P21" style:family="paragraph" style:parent-style-name="Standard" style:list-style-name="L4">
      <style:text-properties style:text-line-through-style="solid" style:text-line-through-type="single" officeooo:rsid="004c42f6" officeooo:paragraph-rsid="004c42f6"/>
    </style:style>
    <style:style style:name="P22" style:family="paragraph" style:parent-style-name="Standard" style:list-style-name="L4">
      <style:text-properties style:text-line-through-style="solid" style:text-line-through-type="single" officeooo:rsid="004e0784" officeooo:paragraph-rsid="004e0784"/>
    </style:style>
    <style:style style:name="P23" style:family="paragraph" style:parent-style-name="Standard" style:list-style-name="L4">
      <style:text-properties style:text-line-through-style="solid" style:text-line-through-type="single" officeooo:rsid="00466556" officeooo:paragraph-rsid="00466556"/>
    </style:style>
    <style:style style:name="P24" style:family="paragraph" style:parent-style-name="Standard" style:list-style-name="L4">
      <style:text-properties style:text-line-through-style="solid" style:text-line-through-type="single" officeooo:rsid="0048439f" officeooo:paragraph-rsid="0048439f"/>
    </style:style>
    <style:style style:name="P25" style:family="paragraph" style:parent-style-name="Standard" style:list-style-name="L4">
      <style:text-properties style:text-line-through-style="solid" style:text-line-through-type="single" officeooo:rsid="002bccd3" officeooo:paragraph-rsid="002bccd3"/>
    </style:style>
    <style:style style:name="P26" style:family="paragraph" style:parent-style-name="Standard" style:list-style-name="L4">
      <style:text-properties style:text-line-through-style="solid" style:text-line-through-type="single" officeooo:rsid="002fbb9e" officeooo:paragraph-rsid="002fbb9e"/>
    </style:style>
    <style:style style:name="P27" style:family="paragraph" style:parent-style-name="Standard" style:list-style-name="L4">
      <style:text-properties style:text-line-through-style="solid" style:text-line-through-type="single" officeooo:rsid="003135af" officeooo:paragraph-rsid="003135af"/>
    </style:style>
    <style:style style:name="P28" style:family="paragraph" style:parent-style-name="Standard" style:list-style-name="L5">
      <style:text-properties style:text-line-through-style="solid" style:text-line-through-type="single" officeooo:rsid="003d2b97" officeooo:paragraph-rsid="003d2b97"/>
    </style:style>
    <style:style style:name="P29" style:family="paragraph" style:parent-style-name="Standard" style:list-style-name="L5">
      <style:text-properties style:text-line-through-style="solid" style:text-line-through-type="single" officeooo:rsid="00377fe0" officeooo:paragraph-rsid="003d2b97"/>
    </style:style>
    <style:style style:name="P30" style:family="paragraph" style:parent-style-name="Standard" style:list-style-name="L5">
      <style:text-properties style:text-line-through-style="solid" style:text-line-through-type="single" officeooo:rsid="003d2bdf" officeooo:paragraph-rsid="003d2bdf"/>
    </style:style>
    <style:style style:name="P31" style:family="paragraph" style:parent-style-name="Standard" style:list-style-name="L6">
      <style:text-properties style:text-line-through-style="solid" style:text-line-through-type="single" style:text-underline-style="none" officeooo:rsid="00508a6a" officeooo:paragraph-rsid="00508a6a"/>
    </style:style>
    <style:style style:name="P32" style:family="paragraph" style:parent-style-name="Standard" style:list-style-name="L6">
      <style:text-properties style:text-line-through-style="solid" style:text-line-through-type="single" officeooo:rsid="00508a6a" officeooo:paragraph-rsid="00508a6a"/>
    </style:style>
    <style:style style:name="P33" style:family="paragraph" style:parent-style-name="Standard" style:list-style-name="L6">
      <style:text-properties style:text-line-through-style="solid" style:text-line-through-type="single" officeooo:rsid="0052027b" officeooo:paragraph-rsid="0052027b"/>
    </style:style>
    <style:style style:name="P34" style:family="paragraph" style:parent-style-name="Standard" style:list-style-name="L6">
      <style:text-properties style:text-line-through-style="solid" style:text-line-through-type="single" officeooo:rsid="00536a1f" officeooo:paragraph-rsid="00536a1f"/>
    </style:style>
    <style:style style:name="P35" style:family="paragraph" style:parent-style-name="Standard" style:list-style-name="L6">
      <style:text-properties style:text-line-through-style="solid" style:text-line-through-type="single" officeooo:rsid="0053ae79" officeooo:paragraph-rsid="0053ae79"/>
    </style:style>
    <style:style style:name="P36" style:family="paragraph" style:parent-style-name="Standard" style:list-style-name="L6">
      <style:text-properties style:text-line-through-style="solid" style:text-line-through-type="single" officeooo:rsid="0056825d" officeooo:paragraph-rsid="0056825d"/>
    </style:style>
    <style:style style:name="P37" style:family="paragraph" style:parent-style-name="Standard" style:list-style-name="L6">
      <style:text-properties style:text-line-through-style="solid" style:text-line-through-type="single" officeooo:rsid="005f4191" officeooo:paragraph-rsid="005f4191"/>
    </style:style>
    <style:style style:name="P38" style:family="paragraph" style:parent-style-name="Standard" style:list-style-name="L6">
      <style:text-properties style:text-line-through-style="solid" style:text-line-through-type="single" officeooo:rsid="005d9c2a" officeooo:paragraph-rsid="005d9c2a"/>
    </style:style>
    <style:style style:name="P39" style:family="paragraph" style:parent-style-name="Standard" style:list-style-name="L3">
      <style:text-properties style:text-line-through-style="none" style:text-line-through-type="none" officeooo:rsid="001d354a" officeooo:paragraph-rsid="001d354a"/>
    </style:style>
    <style:style style:name="P40" style:family="paragraph" style:parent-style-name="Standard" style:list-style-name="L4">
      <style:text-properties style:text-line-through-style="none" style:text-line-through-type="none" officeooo:rsid="00270ddc" officeooo:paragraph-rsid="00270ddc"/>
    </style:style>
    <style:style style:name="P41" style:family="paragraph" style:parent-style-name="Standard" style:list-style-name="L4">
      <style:text-properties style:text-line-through-style="none" style:text-line-through-type="none" officeooo:rsid="00466556" officeooo:paragraph-rsid="00466556"/>
    </style:style>
    <style:style style:name="P42" style:family="paragraph" style:parent-style-name="Standard" style:list-style-name="L4">
      <style:text-properties style:text-line-through-style="none" style:text-line-through-type="none" fo:font-weight="bold" officeooo:rsid="004f7ca6" officeooo:paragraph-rsid="004f7ca6" style:font-weight-asian="bold" style:font-weight-complex="bold"/>
    </style:style>
    <style:style style:name="P43" style:family="paragraph" style:parent-style-name="Standard" style:list-style-name="L4">
      <style:text-properties style:text-line-through-style="none" style:text-line-through-type="none" fo:font-weight="bold" officeooo:rsid="0049115f" officeooo:paragraph-rsid="0049115f" style:font-weight-asian="bold" style:font-weight-complex="bold"/>
    </style:style>
    <style:style style:name="P44" style:family="paragraph" style:parent-style-name="Standard" style:list-style-name="L4">
      <style:text-properties style:text-line-through-style="none" style:text-line-through-type="none" officeooo:rsid="002aa699" officeooo:paragraph-rsid="002aa699"/>
    </style:style>
    <style:style style:name="P45" style:family="paragraph" style:parent-style-name="Standard" style:list-style-name="L4">
      <style:text-properties style:text-line-through-style="none" style:text-line-through-type="none" officeooo:rsid="002fbb9e" officeooo:paragraph-rsid="002c04ae"/>
    </style:style>
    <style:style style:name="P46" style:family="paragraph" style:parent-style-name="Standard" style:list-style-name="L6">
      <style:text-properties style:text-line-through-style="none" style:text-line-through-type="none" officeooo:rsid="002fbb9e" officeooo:paragraph-rsid="00508a6a"/>
    </style:style>
    <style:style style:name="P47" style:family="paragraph" style:parent-style-name="Standard" style:list-style-name="L4">
      <style:text-properties style:text-line-through-style="none" style:text-line-through-type="none" officeooo:rsid="0025edbe" officeooo:paragraph-rsid="0025edbe"/>
    </style:style>
    <style:style style:name="P48" style:family="paragraph" style:parent-style-name="Standard" style:list-style-name="L4">
      <style:text-properties style:text-line-through-style="none" style:text-line-through-type="none" officeooo:rsid="00357e53" officeooo:paragraph-rsid="00369785"/>
    </style:style>
    <style:style style:name="P49" style:family="paragraph" style:parent-style-name="Standard" style:list-style-name="L4">
      <style:text-properties style:text-line-through-style="none" style:text-line-through-type="none" officeooo:rsid="0038d4ca" officeooo:paragraph-rsid="0038d4ca"/>
    </style:style>
    <style:style style:name="P50" style:family="paragraph" style:parent-style-name="Standard" style:list-style-name="L4">
      <style:text-properties style:text-line-through-style="none" style:text-line-through-type="none" officeooo:rsid="0039f657" officeooo:paragraph-rsid="0039f657"/>
    </style:style>
    <style:style style:name="P51" style:family="paragraph" style:parent-style-name="Standard" style:list-style-name="L5">
      <style:text-properties style:text-line-through-style="none" style:text-line-through-type="none" officeooo:rsid="003e6058" officeooo:paragraph-rsid="003e6058"/>
    </style:style>
    <style:style style:name="P52" style:family="paragraph" style:parent-style-name="Standard" style:list-style-name="L6">
      <style:text-properties style:text-line-through-style="none" style:text-line-through-type="none" officeooo:rsid="003e6058" officeooo:paragraph-rsid="00508a6a"/>
    </style:style>
    <style:style style:name="P53" style:family="paragraph" style:parent-style-name="Standard" style:list-style-name="L5">
      <style:text-properties style:text-line-through-style="none" style:text-line-through-type="none" officeooo:rsid="003f7540" officeooo:paragraph-rsid="003f7540"/>
    </style:style>
    <style:style style:name="P54" style:family="paragraph" style:parent-style-name="Standard" style:list-style-name="L6">
      <style:text-properties style:text-line-through-style="none" style:text-line-through-type="none" officeooo:rsid="005a21f2" officeooo:paragraph-rsid="005a21f2"/>
    </style:style>
    <style:style style:name="P55" style:family="paragraph" style:parent-style-name="Standard" style:list-style-name="L6">
      <style:text-properties style:text-line-through-style="none" style:text-line-through-type="none" officeooo:rsid="00508a6a" officeooo:paragraph-rsid="00508a6a"/>
    </style:style>
    <style:style style:name="P56" style:family="paragraph" style:parent-style-name="Standard" style:list-style-name="L7">
      <style:text-properties style:text-line-through-style="none" style:text-line-through-type="none" officeooo:rsid="00508a6a" officeooo:paragraph-rsid="00508a6a"/>
    </style:style>
    <style:style style:name="P57" style:family="paragraph" style:parent-style-name="Standard" style:list-style-name="L6">
      <style:text-properties style:text-line-through-style="none" style:text-line-through-type="none" officeooo:rsid="002c04ae" officeooo:paragraph-rsid="00508a6a"/>
    </style:style>
    <style:style style:name="P58" style:family="paragraph" style:parent-style-name="Standard" style:list-style-name="L6">
      <style:text-properties style:text-line-through-style="none" style:text-line-through-type="none" officeooo:rsid="002c5895" officeooo:paragraph-rsid="00508a6a"/>
    </style:style>
    <style:style style:name="P59" style:family="paragraph" style:parent-style-name="Standard" style:list-style-name="L6">
      <style:text-properties style:text-line-through-style="none" style:text-line-through-type="none" officeooo:rsid="00549a90" officeooo:paragraph-rsid="00549a90"/>
    </style:style>
    <style:style style:name="P60" style:family="paragraph" style:parent-style-name="Standard" style:list-style-name="L6">
      <style:text-properties style:text-line-through-style="none" style:text-line-through-type="none" officeooo:rsid="005f4191" officeooo:paragraph-rsid="005f4191"/>
    </style:style>
    <style:style style:name="T1" style:family="text">
      <style:text-properties officeooo:rsid="0017c58f"/>
    </style:style>
    <style:style style:name="T2" style:family="text">
      <style:text-properties officeooo:rsid="001eaadb"/>
    </style:style>
    <style:style style:name="T3" style:family="text">
      <style:text-properties officeooo:rsid="0025edbe"/>
    </style:style>
    <style:style style:name="T4" style:family="text">
      <style:text-properties officeooo:rsid="00275a1c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3. 8. 2018</text:p>
      <text:p text:style-name="P1"/>
      <text:list xml:id="list3500955670654528110" text:style-name="L1">
        <text:list-item>
          <text:p text:style-name="P13">řazení fotek</text:p>
        </text:list-item>
        <text:list-item>
          <text:p text:style-name="P13">překlad kategorie</text:p>
        </text:list-item>
        <text:list-item>
          <text:p text:style-name="P13">výpis produktů kategorie</text:p>
        </text:list-item>
        <text:list-item>
          <text:p text:style-name="P13">detail produktu</text:p>
        </text:list-item>
        <text:list-item>
          <text:p text:style-name="P13">košík</text:p>
        </text:list-item>
        <text:list-item>
          <text:p text:style-name="P13">vložení do košíku</text:p>
        </text:list-item>
      </text:list>
      <text:p text:style-name="P2"/>
      <text:p text:style-name="P3">TODO 2. 10. 2018</text:p>
      <text:list xml:id="list3167905696352128461" text:style-name="L2">
        <text:list-item>
          <text:p text:style-name="P14">kontrola vybrané dopravy a platby</text:p>
        </text:list-item>
        <text:list-item>
          <text:p text:style-name="P15">fakturační a dodací adresa</text:p>
        </text:list-item>
        <text:list-item>
          <text:p text:style-name="P15">zkrácené údaje k dopravě – <text:span text:style-name="T1">jméno, email, telefon – na poštu, zásilkovna</text:span></text:p>
        </text:list-item>
      </text:list>
      <text:p text:style-name="P4">TODO 4. 10. 2018</text:p>
      <text:list xml:id="list8461706956580232746" text:style-name="L3">
        <text:list-item>
          <text:p text:style-name="P16">atributy produktů do dokončení objednávky</text:p>
        </text:list-item>
        <text:list-item>
          <text:p text:style-name="P39">dodací adresa do dokončení objednávky</text:p>
        </text:list-item>
        <text:list-item>
          <text:p text:style-name="P39">balík na poštu – možnost výběru pošty</text:p>
        </text:list-item>
        <text:list-item>
          <text:p text:style-name="P16">čtvercové <text:span text:style-name="T2">fotky</text:span></text:p>
        </text:list-item>
      </text:list>
      <text:p text:style-name="P4"/>
      <text:p text:style-name="P10">TODO 12. 10. 2018</text:p>
      <text:list xml:id="list1283910663751159307" text:style-name="L4">
        <text:list-item>
          <text:p text:style-name="P17">ikony kategorie</text:p>
        </text:list-item>
        <text:list-item>
          <text:p text:style-name="P17">odladit vzhled košíku</text:p>
        </text:list-item>
        <text:list-item>
          <text:p text:style-name="P17">zaslání mailu s objednávkou</text:p>
        </text:list-item>
        <text:list-item>
          <text:p text:style-name="P18">horní menu</text:p>
        </text:list-item>
        <text:list-item>
          <text:p text:style-name="P40">responzivní menu <text:span text:style-name="T4">obě</text:span></text:p>
        </text:list-item>
        <text:list-item>
          <text:p text:style-name="P19">v hlavičce vymyslet něco nalevo</text:p>
        </text:list-item>
        <text:list-item>
          <text:p text:style-name="P20">přihlášení zákazníka</text:p>
        </text:list-item>
        <text:list-item>
          <text:p text:style-name="P41">registrace</text:p>
        </text:list-item>
        <text:list-item>
          <text:p text:style-name="P21">unikátní email při registraci</text:p>
        </text:list-item>
        <text:list-item>
          <text:p text:style-name="P42">přihlášení po registraci</text:p>
        </text:list-item>
        <text:list-item>
          <text:p text:style-name="P22">k produktu příležitost a materiál</text:p>
        </text:list-item>
        <text:list-item>
          <text:p text:style-name="P23">zaslaní hesla</text:p>
        </text:list-item>
        <text:list-item>
          <text:p text:style-name="P24">stavy objednávky</text:p>
        </text:list-item>
        <text:list-item>
          <text:p text:style-name="P43">hledání</text:p>
        </text:list-item>
        <text:list-item>
          <text:p text:style-name="P25">základní patičku</text:p>
        </text:list-item>
        <text:list-item>
          <text:p text:style-name="P42">heureka, zbozi, google feedy</text:p>
        </text:list-item>
        <text:list-item>
          <text:p text:style-name="P44">facebook</text:p>
        </text:list-item>
        <text:list-item>
          <text:p text:style-name="P44">instagram</text:p>
        </text:list-item>
        <text:list-item>
          <text:p text:style-name="P45"/>
        </text:list-item>
        <text:list-item>
          <text:p text:style-name="P47">instalace na server<text:line-break/></text:p>
        </text:list-item>
        <text:list-item>
          <text:p text:style-name="P26">barevné ladění – najít paletu barev</text:p>
        </text:list-item>
        <text:list-item>
          <text:p text:style-name="P27">přihlášení</text:p>
        </text:list-item>
        <text:list-item>
          <text:p text:style-name="P48">dlouho vydrží košík i když nejsem přihlášená</text:p>
        </text:list-item>
        <text:list-item>
          <text:p text:style-name="P49">podnadpis „eshop“ někam k logu</text:p>
        </text:list-item>
        <text:list-item>
          <text:p text:style-name="P50">překlad do angličtiny</text:p>
        </text:list-item>
      </text:list>
      <text:p text:style-name="P4"/>
      <text:p text:style-name="P11">TODO 19. 10. 2018</text:p>
      <text:list xml:id="list6672911792068094428" text:style-name="L5">
        <text:list-item>
          <text:p text:style-name="P28">tiny v administraci</text:p>
        </text:list-item>
        <text:list-item>
          <text:p text:style-name="P29"><text:soft-page-break/>vyhledávání v hlavičce doprostřed + kontakt</text:p>
        </text:list-item>
        <text:list-item>
          <text:p text:style-name="P28">validace atributů </text:p>
        </text:list-item>
        <text:list-item>
          <text:p text:style-name="P30">mail s dokočením objednávky</text:p>
        </text:list-item>
        <text:list-item>
          <text:p text:style-name="P51">novinka + doporučujeme</text:p>
        </text:list-item>
        <text:list-item>
          <text:p text:style-name="P53">parametry</text:p>
        </text:list-item>
      </text:list>
      <text:p text:style-name="P4"/>
      <text:p text:style-name="P12">TODO 9. 11. 2018<text:line-break/></text:p>
      <text:list xml:id="list7722735567691504935" text:style-name="L6">
        <text:list-item>
          <text:p text:style-name="P31">texty plateb a doprav při dokončení objednávky</text:p>
        </text:list-item>
        <text:list-item>
          <text:p text:style-name="P32">potvrzení obchodních podmínek</text:p>
        </text:list-item>
        <text:list-item>
          <text:p text:style-name="P32">GDPR text</text:p>
        </text:list-item>
        <text:list-item>
          <text:p text:style-name="P54">souhlas s obchodními podmínkami</text:p>
        </text:list-item>
        <text:list-item>
          <text:p text:style-name="P54">souhlas se zpracováním údajů</text:p>
        </text:list-item>
        <text:list-item>
          <text:p text:style-name="P33">doprava zdarma</text:p>
        </text:list-item>
        <text:list-item>
          <text:p text:style-name="P34">cena platby</text:p>
        </text:list-item>
        <text:list-item>
          <text:p text:style-name="P32">doladit platbu</text:p>
        </text:list-item>
        <text:list-item>
          <text:p text:style-name="P35">stránka vše o nákupu viz econea</text:p>
        </text:list-item>
        <text:list-item>
          <text:p text:style-name="P55">atributy</text:p>
          <text:list>
            <text:list-item>
              <text:p text:style-name="P57">atributy – vstup typu datum</text:p>
            </text:list-item>
            <text:list-item>
              <text:p text:style-name="P57">atributy – regulární výraz</text:p>
            </text:list-item>
            <text:list-item>
              <text:p text:style-name="P58">atributy - <text:span text:style-name="T3">nahrání souboru</text:span></text:p>
            </text:list-item>
            <text:list-item>
              <text:p text:style-name="P46">atributy – řazení</text:p>
            </text:list-item>
          </text:list>
        </text:list-item>
        <text:list-item>
          <text:p text:style-name="P32">hledání</text:p>
        </text:list-item>
        <text:list-item>
          <text:p text:style-name="P38">kontaktní formulář – validace + informace o odeslání</text:p>
        </text:list-item>
        <text:list-item>
          <text:p text:style-name="P52">novinka + doporučujeme</text:p>
        </text:list-item>
        <text:list-item>
          <text:p text:style-name="P55">parametry</text:p>
        </text:list-item>
        <text:list-item>
          <text:p text:style-name="P55">vyskakovací okno při vložení do košíku</text:p>
        </text:list-item>
        <text:list-item>
          <text:p text:style-name="P55">mobil</text:p>
        </text:list-item>
        <text:list-item>
          <text:p text:style-name="P59">slideshow na úvod</text:p>
        </text:list-item>
        <text:list-item>
          <text:p text:style-name="P36">úpravy náhledů obrázků</text:p>
        </text:list-item>
        <text:list-item>
          <text:p text:style-name="P60"><text:span text:style-name="T5">seznam zásilkoven</text:span> + pošta balík na poštu</text:p>
        </text:list-item>
        <text:list-item>
          <text:p text:style-name="P37">poznámka k objednávce se nezobrazuje v e-mailu</text:p>
        </text:list-item>
      </text:list>
      <text:p text:style-name="P12"/>
      <text:p text:style-name="P12">TODO 10. 11. 2018</text:p>
      <text:p text:style-name="P12"/>
      <text:list xml:id="list148861850780164892" text:style-name="L7">
        <text:list-item>
          <text:p text:style-name="P56">vložení produktů, cen a textů</text:p>
        </text:list-item>
        <text:list-item>
          <text:p text:style-name="P56">balík na poštu a zásilkovna</text:p>
        </text:list-item>
      </text:list>
      <text:p text:style-name="P4"/>
      <text:p text:style-name="P5">Instagram</text:p>
      <text:p text:style-name="P5"/>
      <text:p text:style-name="P5"><text:a xlink:type="simple" xlink:href="https://www.stawebnice.com/jak-ziskat-instagram-access-token-a-client-id/" text:style-name="Internet_20_link" text:visited-style-name="Visited_20_Internet_20_Link">https://www.stawebnice.com/jak-ziskat-instagram-access-token-a-client-id/</text:a></text:p>
      <text:p text:style-name="P5"/>
      <text:p text:style-name="P6">ACCESS TOKEN:</text:p>
      <text:p text:style-name="P6"/>
      <text:p text:style-name="P6"><text:a xlink:type="simple" xlink:href="https://www.gowood.cz/#access_token=2036348741.781e89a.23267f35cc614baeb8dce812dc4fc924" text:style-name="Internet_20_link" text:visited-style-name="Visited_20_Internet_20_Link">https://www.gowood.cz/#access_token=2036348741.781e89a.23267f35cc614baeb8dce812dc4fc924</text:a></text:p>
      <text:p text:style-name="P6"/>
      <text:p text:style-name="P7"><text:a xlink:type="simple" xlink:href="https://github.com/pgrimaud/instagram-user-feed#usage-of-version-5" text:style-name="Internet_20_link" text:visited-style-name="Visited_20_Internet_20_Link">https://github.com/pgrimaud/instagram-user-feed#usage-of-version-5</text:a></text:p>
      <text:p text:style-name="P8"><text:a xlink:type="simple" xlink:href="https://github.com/vinkla/instagram" text:style-name="Internet_20_link" text:visited-style-name="Visited_20_Internet_20_Link">https://github.com/vinkla/instagram</text:a></text:p>
      <text:p text:style-name="P8"/>
      <text:p text:style-name="P9"><text:soft-page-break/>Facebook a Google login</text:p>
      <text:p text:style-name="P9"/>
      <text:p text:style-name="P9"><text:a xlink:type="simple" xlink:href="https://github.com/hwi/HWIOAuthBundle" text:style-name="Internet_20_link" text:visited-style-name="Visited_20_Internet_20_Link">https://github.com/hwi/HWIOAuthBundle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8:28:35.771829642</meta:creation-date>
    <meta:generator>LibreOffice/5.1.6.2$Linux_X86_64 LibreOffice_project/10m0$Build-2</meta:generator>
    <dc:date>2018-11-11T14:02:00.315471134</dc:date>
    <meta:editing-duration>P4DT15H23M21S</meta:editing-duration>
    <meta:editing-cycles>61</meta:editing-cycles>
    <meta:document-statistic meta:table-count="0" meta:image-count="0" meta:object-count="0" meta:page-count="3" meta:paragraph-count="85" meta:word-count="345" meta:character-count="2144" meta:non-whitespace-character-count="1942"/>
  </office:meta>
</office:document-meta>
</file>